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8b36d" style:font-weight-asian="bold" style:font-weight-complex="bold"/>
    </style:style>
    <style:style style:name="P2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94409" style:font-weight-asian="bold" style:font-weight-complex="bold"/>
    </style:style>
    <style:style style:name="P3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afc83" style:font-weight-asian="bold" style:font-weight-complex="bold"/>
    </style:style>
    <style:style style:name="P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8f5a1" style:font-weight-asian="bold" style:font-weight-complex="bold"/>
    </style:style>
    <style:style style:name="P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94409" style:font-weight-asian="bold" style:font-weight-complex="bold"/>
    </style:style>
    <style:style style:name="P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afc83" style:font-weight-asian="bold" style:font-weight-complex="bold"/>
    </style:style>
    <style:style style:name="P7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8b36d" style:font-weight-asian="normal" style:font-weight-complex="normal"/>
    </style:style>
    <style:style style:name="P8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94409" style:font-weight-asian="normal" style:font-weight-complex="normal"/>
    </style:style>
    <style:style style:name="P9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afc83" style:font-weight-asian="normal" style:font-weight-complex="normal"/>
    </style:style>
    <style:style style:name="P10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8f5a1" style:font-weight-asian="normal" style:font-weight-complex="normal"/>
    </style:style>
    <style:style style:name="P11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94409" style:font-weight-asian="normal" style:font-weight-complex="normal"/>
    </style:style>
    <style:style style:name="P12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afc83" style:font-weight-asian="normal" style:font-weight-complex="normal"/>
    </style:style>
    <style:style style:name="P13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c8259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94409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afc83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1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08b36d" officeooo:paragraph-rsid="0008b36d"/>
    </style:style>
    <style:style style:name="P1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08b36d" officeooo:paragraph-rsid="00094409"/>
    </style:style>
    <style:style style:name="P2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08b36d" officeooo:paragraph-rsid="000afc83"/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List_20_Paragraph" style:list-style-name="WWNum1"/>
    <style:style style:name="P23" style:family="paragraph" style:parent-style-name="List_20_Paragraph" style:list-style-name="WWNum1">
      <style:text-properties fo:font-weight="bold" style:font-weight-asian="bold" style:font-weight-complex="bold"/>
    </style:style>
    <style:style style:name="P24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8b36d" style:font-weight-asian="bold" style:font-weight-complex="bold"/>
    </style:style>
    <style:style style:name="P25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94409" style:font-weight-asian="bold" style:font-weight-complex="bold"/>
    </style:style>
    <style:style style:name="P26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afc83" style:font-weight-asian="bold" style:font-weight-complex="bold"/>
    </style:style>
    <style:style style:name="P27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8b36d" style:font-weight-asian="bold" style:font-weight-complex="bold"/>
    </style:style>
    <style:style style:name="P28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8f5a1" style:font-weight-asian="bold" style:font-weight-complex="bold"/>
    </style:style>
    <style:style style:name="P29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94409" style:font-weight-asian="bold" style:font-weight-complex="bold"/>
    </style:style>
    <style:style style:name="P30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afc83" style:font-weight-asian="bold" style:font-weight-complex="bold"/>
    </style:style>
    <style:style style:name="P31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d3bc1" style:font-weight-asian="bold" style:font-weight-complex="bold"/>
    </style:style>
    <style:style style:name="P32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fd109" style:font-weight-asian="bold" style:font-weight-complex="bold"/>
    </style:style>
    <style:style style:name="P33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d3bc1" style:font-weight-asian="bold" style:font-weight-complex="bold"/>
    </style:style>
    <style:style style:name="P3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fd109" style:font-weight-asian="bold" style:font-weight-complex="bold"/>
    </style:style>
    <style:style style:name="P35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8f5a1" style:font-weight-asian="bold" style:font-weight-complex="bold"/>
    </style:style>
    <style:style style:name="P36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94409" style:font-weight-asian="bold" style:font-weight-complex="bold"/>
    </style:style>
    <style:style style:name="P37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afc83" style:font-weight-asian="bold" style:font-weight-complex="bold"/>
    </style:style>
    <style:style style:name="P38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d3bc1" style:font-weight-asian="bold" style:font-weight-complex="bold"/>
    </style:style>
    <style:style style:name="P39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fd109" style:font-weight-asian="bold" style:font-weight-complex="bold"/>
    </style:style>
    <style:style style:name="P40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d3bc1" style:font-weight-asian="bold" style:font-weight-complex="bold"/>
    </style:style>
    <style:style style:name="P41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fd109" style:font-weight-asian="bold" style:font-weight-complex="bold"/>
    </style:style>
    <style:style style:name="P42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8b36d" style:font-weight-asian="normal" style:font-weight-complex="normal"/>
    </style:style>
    <style:style style:name="P43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8f5a1" style:font-weight-asian="normal" style:font-weight-complex="normal"/>
    </style:style>
    <style:style style:name="P44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94409" style:font-weight-asian="normal" style:font-weight-complex="normal"/>
    </style:style>
    <style:style style:name="P4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8f5a1" style:font-weight-asian="normal" style:font-weight-complex="normal"/>
    </style:style>
    <style:style style:name="P4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d3bc1" style:font-weight-asian="normal" style:font-weight-complex="normal"/>
    </style:style>
    <style:style style:name="P47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fd109" style:font-weight-asian="normal" style:font-weight-complex="normal"/>
    </style:style>
    <style:style style:name="P48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94409" style:font-weight-asian="normal" style:font-weight-complex="normal"/>
    </style:style>
    <style:style style:name="P49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afc83" officeooo:paragraph-rsid="000afc83" style:font-weight-asian="normal" style:font-weight-complex="normal"/>
    </style:style>
    <style:style style:name="P50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afc83" officeooo:paragraph-rsid="000d3bc1" style:font-weight-asian="normal" style:font-weight-complex="normal"/>
    </style:style>
    <style:style style:name="P51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afc83" officeooo:paragraph-rsid="000fd109" style:font-weight-asian="normal" style:font-weight-complex="normal"/>
    </style:style>
    <style:style style:name="P52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c8259" style:font-weight-asian="normal" style:font-weight-complex="normal"/>
    </style:style>
    <style:style style:name="P53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fd109" style:font-weight-asian="normal" style:font-weight-complex="normal"/>
    </style:style>
    <style:style style:name="P5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d3bc1" style:font-weight-asian="normal" style:font-weight-complex="normal"/>
    </style:style>
    <style:style style:name="P5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e0039" officeooo:paragraph-rsid="000e0039" style:font-weight-asian="normal" style:font-weight-complex="normal"/>
    </style:style>
    <style:style style:name="P5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102be8" officeooo:paragraph-rsid="00102be8" style:font-weight-asian="normal" style:font-weight-complex="normal"/>
    </style:style>
    <style:style style:name="P57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officeooo:paragraph-rsid="00094409"/>
    </style:style>
    <style:style style:name="P58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officeooo:paragraph-rsid="000d3bc1"/>
    </style:style>
    <style:style style:name="P59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officeooo:paragraph-rsid="000fd109"/>
    </style:style>
    <style:style style:name="P60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officeooo:rsid="000afc83" officeooo:paragraph-rsid="000afc83"/>
    </style:style>
    <style:style style:name="P61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afc83" officeooo:paragraph-rsid="000afc83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2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afc83" officeooo:paragraph-rsid="000d3bc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3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c8259" officeooo:paragraph-rsid="000c8259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c8259" officeooo:paragraph-rsid="000d3bc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c8259" officeooo:paragraph-rsid="000fd109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1096cc" officeooo:paragraph-rsid="001096cc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7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0e003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68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0e003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69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0fd10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70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102be8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71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fd109" officeooo:paragraph-rsid="000fd10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7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08b36d"/>
    </style:style>
    <style:style style:name="P7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size="11pt" fo:language="es" fo:country="ES" officeooo:rsid="000e0039" officeooo:paragraph-rsid="000e0039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7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size="11pt" fo:language="es" fo:country="ES" officeooo:rsid="000e0039" officeooo:paragraph-rsid="000fd109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7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1096cc" officeooo:paragraph-rsid="001096cc"/>
    </style:style>
    <style:style style:name="P76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d3bc1" style:font-weight-asian="normal" style:font-weight-complex="normal"/>
    </style:style>
    <style:style style:name="P77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fd10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style:use-window-font-color="true" loext:opacity="0%" style:font-name="Calibri" fo:font-size="11pt" fo:language="es" fo:country="ES" officeooo:rsid="0009440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style:use-window-font-color="true" loext:opacity="0%" style:font-name="Calibri" fo:font-size="11pt" fo:language="es" fo:country="ES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5" style:family="text">
      <style:text-properties style:use-window-font-color="true" loext:opacity="0%" style:font-name="Calibri" fo:font-size="11pt" fo:language="es" fo:country="ES" fo:font-weight="normal" officeooo:rsid="0008f5a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6" style:family="text">
      <style:text-properties style:use-window-font-color="true" loext:opacity="0%" style:font-name="Calibri" fo:font-size="11pt" fo:language="es" fo:country="ES" fo:font-weight="normal" officeooo:rsid="000afc83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" style:family="text">
      <style:text-properties style:use-window-font-color="true" loext:opacity="0%" style:font-name="Calibri" fo:font-size="11pt" fo:language="es" fo:country="ES" fo:font-weight="normal" officeooo:rsid="000d3bc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8" style:family="text">
      <style:text-properties officeooo:rsid="0008f5a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2be8" style:font-weight-asian="normal" style:font-weight-complex="normal"/>
    </style:style>
    <style:style style:name="T11" style:family="text">
      <style:text-properties officeooo:rsid="000c8259"/>
    </style:style>
    <style:style style:name="T12" style:family="text">
      <style:text-properties officeooo:rsid="000d3bc1"/>
    </style:style>
    <style:style style:name="T13" style:family="text">
      <style:text-properties officeooo:rsid="000e0039"/>
    </style:style>
    <style:style style:name="T14" style:family="text">
      <style:text-properties officeooo:rsid="000afc83"/>
    </style:style>
    <style:style style:name="T15" style:family="text">
      <style:text-properties officeooo:rsid="00102be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ENERANDO IDEAS DE NEGOCIO_</text:p>
      <text:p text:style-name="Standard"/>
      <text:p text:style-name="Standard">ACTIVIDAD: </text:p>
      <text:p text:style-name="P16"/>
      <text:list xml:id="list3069980626" text:style-name="WWNum1">
        <text:list-item>
          <text:p text:style-name="P23">Piensa en <text:s/>5 ideas de negocio <text:s/>y explica <text:s/>en cada una :</text:p>
          <text:list>
            <text:list-item>
              <text:p text:style-name="P22">La actividad/ producto que se va a vender¿ qué actividad vas a realizar?¿ qué productos <text:s/>va a vender?</text:p>
            </text:list-item>
            <text:list-item>
              <text:p text:style-name="P22">El cliente al que va dirigido¿ A quienes le vas a vender el producto? ¡ Están dispuestos a pagar por ello?</text:p>
            </text:list-item>
            <text:list-item>
              <text:p text:style-name="P22">La necesidad que cubre¿ qué problema está resolviendo?¿ que necesidad cubre de los clientes?</text:p>
            </text:list-item>
            <text:list-item>
              <text:p text:style-name="P22">La propuesta de valor <text:s/>¿ que ofreces para que te compen a ti?¿ en que te vas a diferenciar de la competencia?</text:p>
            </text:list-item>
            <text:list-item>
              <text:p text:style-name="P22">Objetivos <text:s/>a 1 año</text:p>
            </text:list-item>
            <text:list-item>
              <text:p text:style-name="P22">Objetivos a más de 1 año</text:p>
            </text:list-item>
            <text:list-item>
              <text:p text:style-name="P22">El interés personal <text:s/>o la ilusión en ese proyecto</text:p>
            </text:list-item>
            <text:list-item>
              <text:p text:style-name="P22">¿ Cuántos clientes calculas que pagarían por esta idea?</text:p>
            </text:list-item>
            <text:list-item>
              <text:p text:style-name="P22">¿ Con qué recursos humanos dispones para llevar a cabo tu idea?¿ sólo o necesitarías a alguien más? ¿ a cuantos ¿</text:p>
            </text:list-item>
            <text:list-item>
              <text:p text:style-name="P22">¿ Con qué recursos económicos dispones ahora para llevar a cabo la idea?¿ A quién le podrías solicitar financiación? ¿ Cuantos recursos consideras que necesitarías <text:s/>en el momento inicial ¿</text:p>
            </text:list-item>
            <text:list-item>
              <text:p text:style-name="P22">¿ Cuando consideras que podrías empezar a <text:s/>obtener beneficios?</text:p>
            </text:list-item>
            <text:list-item>
              <text:p text:style-name="P22">¿ Cómo consideras que se podría promocionar la empresa?¿ que coste calculas que tendría esta promoción?¿ a quién llegaría esta promoción?</text:p>
            </text:list-item>
          </text:list>
        </text:list-item>
      </text:list>
      <text:p text:style-name="P17"><text:s/>Contesta a cada una de estas preguntas para cada idea</text:p>
      <text:p text:style-name="P18">5 ideas de negocio:</text:p>
      <text:p text:style-name="P18">A) <text:s/>Consultoría de ciberseguridad para PYMES </text:p>
      <text:p text:style-name="P18">B) Taller de reparación de sistemas informáticos “<text:span text:style-name="T8">Gaming”</text:span></text:p>
      <text:p text:style-name="P18">C) Empresa para impartir cursos de programación</text:p>
      <text:p text:style-name="P18">D) <text:span text:style-name="T12">Aplicación para gestionar el tiempo</text:span></text:p>
      <text:p text:style-name="P75">E) Plataforma de colaboración para programadores</text:p>
      <text:p text:style-name="P75"/>
      <text:p text:style-name="P75"/>
      <text:p text:style-name="P75"/>
      <text:p text:style-name="P75"/>
      <text:p text:style-name="P75"/>
      <text:p text:style-name="P75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1"><text:a xlink:type="simple" xlink:href="#__RefHeading___Toc744_1004489991" text:style-name="Index_20_Link" text:visited-style-name="Index_20_Link">1. Consultoría de seguridad para PYMES<text:tab/>3</text:a></text:p>
          <text:p text:style-name="P21"><text:a xlink:type="simple" xlink:href="#__RefHeading___Toc746_1004489991" text:style-name="Index_20_Link" text:visited-style-name="Index_20_Link">2. Taller de reparación<text:tab/>5</text:a></text:p>
          <text:p text:style-name="P21"><text:a xlink:type="simple" xlink:href="#__RefHeading___Toc748_1004489991" text:style-name="Index_20_Link" text:visited-style-name="Index_20_Link">3. Plataforma de aprendizaje interactiva<text:tab/>7</text:a></text:p>
          <text:p text:style-name="P21"><text:a xlink:type="simple" xlink:href="#__RefHeading___Toc750_1004489991" text:style-name="Index_20_Link" text:visited-style-name="Index_20_Link">4. Aplicación para gestión de tiempo y productividad utilizando Inteligencia artificial<text:tab/>9</text:a></text:p>
          <text:p text:style-name="P21"><text:a xlink:type="simple" xlink:href="#__RefHeading___Toc752_1004489991" text:style-name="Index_20_Link" text:visited-style-name="Index_20_Link">5. Plataforma de colaboración para programadores<text:tab/>11</text:a></text:p>
        </text:index-body>
      </text:table-of-conten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2"/>
      <text:h text:style-name="Heading_20_1" text:outline-level="1"><text:bookmark-start text:name="__RefHeading___Toc744_1004489991"/><text:soft-page-break/>1. Consultoría de seguridad para PYMES<text:bookmark-end text:name="__RefHeading___Toc744_1004489991"/></text:h>
      <text:list xml:id="list110206695064595" text:continue-numbering="true" text:style-name="WWNum1">
        <text:list-item>
          <text:list>
            <text:list-header>
              <text:p text:style-name="P24">La actividad/ producto que se va a vender¿ qué actividad vas a realizar?¿ qué productos <text:s/>va a vender?</text:p>
              <text:p text:style-name="P42">El servicio consistiría en un servicio de consultoría especializado en ciberseguridad para pequeñas y medianas empresas. Implementaría evaluación de vulnerabilidades, implantación de sistemas de seguridad e incluso una pequeña formación para los empleados.</text:p>
              <text:p text:style-name="P27">El cliente al que va dirigido¿ A quienes le vas a vender el producto? ¡ Están dispuestos a pagar por ello?</text:p>
              <text:p text:style-name="P42">Como se ha mencionado anteriormente, iría destinado <text:s/>a las PYMES. Estarían dispuestos a pagar por ello, ya que a medida que van pasando los años, los ciberataques ocurren con más frecuencia haciendo que este sector sea bastante vulnerable.</text:p>
              <text:p text:style-name="P27">La necesidad que cubre¿ qué problema está resolviendo?¿ que necesidad cubre de los clientes?</text:p>
            </text:list-header>
          </text:list>
        </text:list-item>
      </text:list>
      <text:p text:style-name="P18">Protege a estas empresas contra amenazas cibernéticas, <text:span text:style-name="T2">proporcionandoles</text:span> tranquilidad sabiendo que sus datos y la de sus clientes están seguros.</text:p>
      <text:list xml:id="list110206089127264" text:continue-numbering="true" text:style-name="WWNum1">
        <text:list-item>
          <text:list>
            <text:list-header>
              <text:p text:style-name="P27">La propuesta de valor <text:s/>¿ que ofreces para que te compen a ti?¿ en que te vas a diferenciar de la competencia?</text:p>
            </text:list-header>
          </text:list>
        </text:list-item>
      </text:list>
      <text:p text:style-name="P18">La diferenciación principal será en que el servicio estará enfocado a las pymes, con un soporte concreto, continuo y más cercano. Además de esto, la formación que se dará también será algo más específico por los mismos motivos que se han dando antes. </text:p>
      <text:list xml:id="list110206330373603" text:continue-numbering="true" text:style-name="WWNum1">
        <text:list-item>
          <text:list>
            <text:list-header>
              <text:p text:style-name="P27">Objetivos <text:s/>a 1 año</text:p>
            </text:list-header>
          </text:list>
        </text:list-item>
      </text:list>
      <text:p text:style-name="P7">Obtener 10-15 clientes de forma concurrente y darse a conocer en la zona.</text:p>
      <text:p text:style-name="P1">Objetivos a más de 1año.</text:p>
      <text:p text:style-name="P7">Lograr ir expandiéndose cada vez más e incrementar en tamaño el equipo.</text:p>
      <text:p text:style-name="P1">El interés personal <text:s/>o la ilusión en ese proyecto</text:p>
      <text:p text:style-name="P7">El sector de la ciberseguridad es uno de los campos que siguen creciendo de forma continua por lo que hay una buena oportunidad de negocio, y al mismo tiempo, que supone un desafío y algo nuevo en el que podría indagar.</text:p>
      <text:list xml:id="list110207037939215" text:continue-numbering="true" text:style-name="WWNum1">
        <text:list-item>
          <text:list>
            <text:list-header>
              <text:p text:style-name="P28">¿ Cuántos clientes calculas que pagarían por esta idea?</text:p>
            </text:list-header>
          </text:list>
        </text:list-item>
      </text:list>
      <text:p text:style-name="P10">Aproximadamente 15 – 20 empresas el primer año.</text:p>
      <text:list xml:id="list110206054720440" text:continue-numbering="true" text:style-name="WWNum1">
        <text:list-item>
          <text:list>
            <text:list-header>
              <text:p text:style-name="P35">¿ Con qué recursos humanos dispones para llevar a cabo tu idea?¿ sólo o necesitarías a alguien más? ¿ a cuantos ¿</text:p>
              <text:p text:style-name="P43">Al principio quizás 3 expertos en ciberseguridad y 2 más que gestionen la parte administrativa.</text:p>
              <text:p text:style-name="P35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10"><text:soft-page-break/>Inversión inicial de 15.000€ para diferentes aspectos como la infraestructura técnica y marketing. Ademas se podría solicitar diferentes subvenciones que proporcionan para empresas de este sector.</text:p>
      <text:p text:style-name="P4">¿ Cuando consideras que podrías empezar a <text:s/>obtener beneficios?</text:p>
      <text:p text:style-name="P10">A partir del segundo año, si se obtiene una cantidad de clientes estable.</text:p>
      <text:p text:style-name="P10"/>
      <text:list xml:id="list110206554263969" text:continue-numbering="true" text:style-name="WWNum1">
        <text:list-item>
          <text:list>
            <text:list-header>
              <text:p text:style-name="P35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10">Realizando marketing en redes sociales e intentando darse a conocer en una zona concreta. No tendría mucho coste aunque podríamos <text:span text:style-name="T2">optar</text:span> por la opción de colaborar con asociaciones empresariales que serían unos 3.000 – 4.000 € anual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746_1004489991"/><text:soft-page-break/>2. Taller de reparación <text:bookmark-end text:name="__RefHeading___Toc746_1004489991"/></text:h>
      <text:list xml:id="list110207225601282" text:continue-numbering="true" text:style-name="WWNum1">
        <text:list-item>
          <text:list>
            <text:list-header>
              <text:p text:style-name="P25">La actividad/ producto que se va a vender¿ qué actividad vas a realizar?¿ qué productos <text:s/>va a vender?</text:p>
              <text:p text:style-name="P57"><text:span text:style-name="T5">Sería un taller especializado en reparación, montaje y </text:span>y optimización de equipos de gaming, ofreciendo servicios como overclocking, mejoras de rendimiento, limpieza y mantenimiento de hardware. </text:p>
              <text:p text:style-name="P29">El cliente al que va dirigido¿ A quienes le vas a vender el producto? ¡ Están dispuestos a pagar por ello?</text:p>
              <text:p text:style-name="P44">Iría dirigido a gente que tenga a su disposición ordenadores de alta gama que busquen la mejor optimización para sus equipos.</text:p>
              <text:p text:style-name="P29">La necesidad que cubre¿ qué problema está resolviendo?¿ que necesidad cubre de los clientes?</text:p>
            </text:list-header>
          </text:list>
        </text:list-item>
      </text:list>
      <text:p text:style-name="P19">Resuelve el problema de mal rendimiento en PCs y la falta de conocimiento técnico de los jugadores para mejorar su equipo por sí mismos. </text:p>
      <text:list xml:id="list110207095432797" text:continue-numbering="true" text:style-name="WWNum1">
        <text:list-item>
          <text:list>
            <text:list-header>
              <text:p text:style-name="P29">La propuesta de valor <text:s/>¿ que ofreces para que te compen a ti?¿ en que te vas a diferenciar de la competencia?</text:p>
            </text:list-header>
          </text:list>
        </text:list-item>
      </text:list>
      <text:p text:style-name="P19"><text:span text:style-name="T8">Realizaríamos </text:span><text:span text:style-name="T12">s</text:span>ervicios a medida, enfocados exclusivamente en equipos de gaming, con un nivel de detalle y personalización superior al de tiendas generalistas de informática. </text:p>
      <text:list xml:id="list110206138262261" text:continue-numbering="true" text:style-name="WWNum1">
        <text:list-item>
          <text:list>
            <text:list-header>
              <text:p text:style-name="P29">Objetivos <text:s/>a 1 año</text:p>
            </text:list-header>
          </text:list>
        </text:list-item>
      </text:list>
      <text:p text:style-name="P11">Establecer un taller físico y online e intentar lograr 100 clientes</text:p>
      <text:p text:style-name="P2">Objetivos a más de 1año.</text:p>
      <text:p text:style-name="P8">Lograr ir expandiéndose cada vez más e incrementar en tamaño el equipo.</text:p>
      <text:p text:style-name="P2">El interés personal <text:s/>o la ilusión en ese proyecto</text:p>
      <text:p text:style-name="P11">Soy muy entusiasta por la tecnología y sobretodo los equipos informáticos además de tener pasión por los videojuegos, sería una mezcla buena para establecer un negocio.</text:p>
      <text:list xml:id="list110206258442828" text:continue-numbering="true" text:style-name="WWNum1">
        <text:list-item>
          <text:list>
            <text:list-header>
              <text:p text:style-name="P29">¿ Cuántos clientes calculas que pagarían por esta idea?</text:p>
            </text:list-header>
          </text:list>
        </text:list-item>
      </text:list>
      <text:p text:style-name="P14">Alrededor de 100-200 clientes en el primer año, con crecimiento estable.</text:p>
      <text:list xml:id="list110208072314727" text:continue-numbering="true" text:style-name="WWNum1">
        <text:list-item>
          <text:list>
            <text:list-header>
              <text:p text:style-name="P36">¿ Con qué recursos humanos dispones para llevar a cabo tu idea?¿ sólo o necesitarías a alguien más? ¿ a cuantos ¿</text:p>
              <text:p text:style-name="P44">Al menos 3 técnicos en hardware y software y alguien más que gestionen la parte administrativa.</text:p>
              <text:p text:style-name="P36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11"><text:soft-page-break/>Inversión inicial de 15.000€ para diferentes aspectos como la infraestructura técnica y marketing. Ademas se podría solicitar diferentes subvenciones que proporcionan para empresas de este sector.</text:p>
      <text:p text:style-name="P5">¿ Cuando consideras que podrías empezar a <text:s/>obtener beneficios?</text:p>
      <text:p text:style-name="P11">A partir del segundo año, si se obtiene una cantidad de clientes estable.</text:p>
      <text:list xml:id="list110207516997184" text:continue-numbering="true" text:style-name="WWNum1">
        <text:list-item>
          <text:list>
            <text:list-header>
              <text:p text:style-name="P36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11"><text:span text:style-name="T3">Podríamos aprovechar y realizar publicidad </text:span><text:s/>en foros de videojuegos, redes sociales, y eventos de gaming locales. Coste estimado: 3,000€-5,000€ anuales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748_1004489991"/><text:soft-page-break/>3. Plataforma de aprendizaje interactiva<text:bookmark-end text:name="__RefHeading___Toc748_1004489991"/></text:h>
      <text:list xml:id="list110207139793604" text:continue-numbering="true" text:style-name="WWNum1">
        <text:list-item>
          <text:list>
            <text:list-header>
              <text:p text:style-name="P26">La actividad/ producto que se va a vender¿ qué actividad vas a realizar?¿ qué productos <text:s/>va a vender?</text:p>
              <text:p text:style-name="P60"><text:span text:style-name="T4">Una plataforma educativa online enfocada en enseñar conceptos de matemáticas, ciencias, lógica, informática y otros temas a través de lecciones interactivas. Los cursos estarían diseñados para que los estudiantes aprendan mediante la práctica, con ejercicios interactivos y problemas desafiantes, similar a Brilliant.org, pero con un enfoque en personalización del aprendizaje y gamificación. </text:span></text:p>
              <text:p text:style-name="P30">El cliente al que va dirigido¿ A quienes le vas a vender el producto? ¡ Están dispuestos a pagar por ello?</text:p>
              <text:p text:style-name="P61">Estudiantes de secundaria y universitarios, así como adultos que desean mejorar sus habilidades en áreas como matemáticas, física, programación, lógica y ciencias aplicadas. Está dirigido a personas curiosas que disfrutan del aprendizaje basado en desafíos y quieren mejorar su pensamiento crítico. Están dispuestos a pagar por contenido de calidad, especialmente si ven beneficios directos para sus estudios o trabajo. </text:p>
              <text:p text:style-name="P30">La necesidad que cubre¿ qué problema está resolviendo?¿ que necesidad cubre de los clientes?</text:p>
              <text:p text:style-name="P49">Ayuda a que los estudiantes sigan aprendiendo en un campo que se actualiza de forma constante sin que sea algo tedioso.</text:p>
              <text:p text:style-name="P30">La propuesta de valor <text:s/>¿ que ofreces para que te compen a ti?¿ en que te vas a diferenciar de la competencia?</text:p>
            </text:list-header>
          </text:list>
        </text:list-item>
      </text:list>
      <text:p text:style-name="P20"><text:span text:style-name="T11">Se </text:span>enfoca<text:span text:style-name="T11">ría</text:span> en la <text:span text:style-name="Strong_20_Emphasis"><text:span text:style-name="T9">interactividad y gamificación</text:span></text:span>, permitiendo a los usuarios aprender mientras resuelven problemas en tiempo real, con feedback inmediato y adaptado a su nivel. <text:s/><text:span text:style-name="T11">También podrían personalizar su contenido de forma que se pueda adecuar más a cada uno.</text:span></text:p>
      <text:list xml:id="list110206529652869" text:continue-numbering="true" text:style-name="WWNum1">
        <text:list-item>
          <text:list>
            <text:list-header>
              <text:p text:style-name="P30">Objetivos <text:s/>a 1 año</text:p>
            </text:list-header>
          </text:list>
        </text:list-item>
      </text:list>
      <text:p text:style-name="P12">Desarrollar la plataforma con al menos 10 cursos interactivos en diferentes áreas (matemáticas, física, lógica, programación) y alcanzar una base de 1,000 usuarios registrados.</text:p>
      <text:p text:style-name="P3">Objetivos a más de 1 año.</text:p>
      <text:p text:style-name="P9">Ampliar la oferta a más de 50 cursos y colaborar con instituciones educativas.</text:p>
      <text:p text:style-name="P3">El interés personal <text:s/>o la ilusión en ese proyecto</text:p>
      <text:p text:style-name="P13">A mi me hubiese gustado que hubiese una plataforma de este estilo, y además de ello, me entusiasma mucho este sector por lo que lo cogería con bastantes ganas.</text:p>
      <text:list xml:id="list110207833019146" text:continue-numbering="true" text:style-name="WWNum1">
        <text:list-item>
          <text:list>
            <text:list-header>
              <text:p text:style-name="P30">¿ Cuántos clientes calculas que pagarían por esta idea?</text:p>
            </text:list-header>
          </text:list>
        </text:list-item>
      </text:list>
      <text:p text:style-name="P15">En el primer año, alrededor de 1,000 usuarios.</text:p>
      <text:list xml:id="list110207786547781" text:continue-numbering="true" text:style-name="WWNum1">
        <text:list-item>
          <text:list>
            <text:list-header>
              <text:p text:style-name="P37">¿ Con qué recursos humanos dispones para llevar a cabo tu idea?¿ sólo o necesitarías a alguien más? ¿ a cuantos ¿</text:p>
              <text:p text:style-name="P52"><text:soft-page-break/>Necesitaría un equipo bastante amplio, ya que no solo tendría que contar con gente programadora si no también con creadores de contenido educativo y también en este caso se invertiría más en personal especializado en marketing digital.</text:p>
            </text:list-header>
            <text:list-item>
              <text:p text:style-name="P52"/>
              <text:p text:style-name="P37">¿ Con qué recursos económicos dispones ahora para llevar a cabo la idea?¿ A quién le podrías solicitar financiación? ¿ Cuantos recursos consideras que necesitarías <text:s/>en el momento inicial ¿</text:p>
            </text:list-item>
          </text:list>
        </text:list-item>
      </text:list>
      <text:p text:style-name="P12">Inversión inicial de 20,000-30,000€ para el desarrollo de la plataforma, creación de contenido y marketing inicial. Ademas se podría solicitar diferentes subvenciones que proporcionan para empresas de este sector.</text:p>
      <text:p text:style-name="P6">¿ Cuando consideras que podrías empezar a <text:s/>obtener beneficios?</text:p>
      <text:p text:style-name="P12">A partir del segundo año, si se obtiene una cantidad de clientes estable.</text:p>
      <text:list xml:id="list110207723108975" text:continue-numbering="true" text:style-name="WWNum1">
        <text:list-item>
          <text:list>
            <text:list-header>
              <text:p text:style-name="P37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63">Sería más caro que con otros proyectos, ya que se aprovecharía la utilización de Google Ads o incluso Youtube para crear contenido. Por lo que tendríamos que contratar a creadores de contenido para que puedan publicitar bien el producto. Alrededor de 20.000€ - 30.000€ al año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Heading_20_1" text:outline-level="1"><text:bookmark-start text:name="__RefHeading___Toc750_1004489991"/><text:soft-page-break/>4. Aplicación para gestión de tiempo y productividad utilizando Inteligencia artificial<text:bookmark-end text:name="__RefHeading___Toc750_1004489991"/></text:h>
      <text:list xml:id="list110206207366361" text:continue-numbering="true" text:style-name="WWNum1">
        <text:list-item>
          <text:list>
            <text:list-header>
              <text:p text:style-name="P58"><text:span text:style-name="T1">La actividad/ producto que se va a vender¿ qué actividad vas a realizar?¿ qué productos <text:s/>va a vender?</text:span></text:p>
              <text:p text:style-name="P58"><text:span text:style-name="T6">Una aplicación móvil y de escritorio que utiliza inteligencia artificial para ayudar a los usuarios a gestionar su tiempo de manera más eficiente. La app analiza </text:span><text:span text:style-name="T7">los</text:span><text:span text:style-name="T6"> hábitos diarios, sugiere tiempos óptimos para realizar tareas, y organiza las actividades diarias mediante un calendario inteligente. Además, puede integrar recordatorios, breaks programados, y herramientas de concentración como el método Pomodoro. </text:span></text:p>
              <text:p text:style-name="P31">El cliente al que va dirigido¿ A quienes le vas a vender el producto? ¡ Están dispuestos a pagar por ello?</text:p>
              <text:p text:style-name="P62">Profesionales, estudiantes, freelancers y cualquier persona que necesite gestionar mejor su tiempo. Está especialmente dirigida a quienes trabajan en remoto o tienen horarios flexibles, y buscan optimizar su rendimiento. Están dispuestos a pagar por una herramienta que les ayude a organizar su vida de manera más eficaz. </text:p>
              <text:p text:style-name="P31">La necesidad que cubre¿ qué problema está resolviendo?¿ que necesidad cubre de los clientes?</text:p>
              <text:p text:style-name="P50">Cubre la necesidad de gestionar mejor el tiempo en un mundo lleno de distracciones. Resuelve problemas como la procrastinación, la falta de estructura en el trabajo remoto, y la necesidad de equilibrar tareas personales y laborales. </text:p>
              <text:p text:style-name="P31">La propuesta de valor <text:s/>¿ que ofreces para que te compen a ti?¿ en que te vas a diferenciar de la competencia?</text:p>
            </text:list-header>
          </text:list>
        </text:list-item>
      </text:list>
      <text:p text:style-name="P73">En comparación a otras, nos diferenciaríamos con la implementación de la inteligencia artificial para utilizar sugerencias basadas en el usuario.</text:p>
      <text:list xml:id="list110206718911775" text:continue-numbering="true" text:style-name="WWNum1">
        <text:list-item>
          <text:list>
            <text:list-header>
              <text:p text:style-name="P31">Objetivos <text:s/>a 1 año</text:p>
            </text:list-header>
          </text:list>
        </text:list-item>
      </text:list>
      <text:p text:style-name="P46"><text:span text:style-name="T13">1</text:span>000 usuarios activos en la aplicación, con un 5-10% pagando por suscripciones premium que ofrecen funciones avanzadas como integración con herramientas de terceros (Trello, Google Calendar, etc.). </text:p>
      <text:p text:style-name="P33">Objetivos a más de 1 año.</text:p>
      <text:p text:style-name="P67">Aumentar la cantidad de usuarios e integrar nuevas funcionalidades basadas en las necesidades de los usuarios activos y utilizando la inteligencia artificial.</text:p>
      <text:p text:style-name="P33">El interés personal <text:s/>o la ilusión en ese proyecto</text:p>
      <text:p text:style-name="P55">Es una app que me gustaría que existiera, una aplicación que te ayudase a gestionar tu rutina si necesitas hacer cambios por trabajo o horarios de una manera más rápida y basándose en tus preferencias.</text:p>
      <text:list xml:id="list110207902281257" text:continue-numbering="true" text:style-name="WWNum1">
        <text:list-item>
          <text:list>
            <text:list-header>
              <text:p text:style-name="P31">¿ Cuántos clientes calculas que pagarían por esta idea?</text:p>
            </text:list-header>
          </text:list>
        </text:list-item>
      </text:list>
      <text:p text:style-name="P76">Aproximadamente <text:span text:style-name="T13">5</text:span>,000 usuarios en el primer año, con una tasa de conversión del 5% a premium. </text:p>
      <text:list xml:id="list110207408229119" text:continue-numbering="true" text:style-name="WWNum1">
        <text:list-item>
          <text:list>
            <text:list-header>
              <text:p text:style-name="P38"><text:soft-page-break/>¿ Con qué recursos humanos dispones para llevar a cabo tu idea?¿ sólo o necesitarías a alguien más? ¿ a cuantos ¿</text:p>
              <text:p text:style-name="P68">Necesitaría un equipo pequeño expertos en programación, diseñadores de interfaces e inteligencia artificial. Además de alguien que se encargase del marketing.</text:p>
            </text:list-header>
          </text:list>
        </text:list-item>
      </text:list>
      <text:p text:style-name="P54"/>
      <text:p text:style-name="P54"/>
      <text:list xml:id="list110207131397441" text:continue-numbering="true" text:style-name="WWNum1">
        <text:list-item>
          <text:list>
            <text:list-header>
              <text:p text:style-name="P38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46">Inversión inicial de 20,000€-30,000€ para el desarrollo de la app, creación de algoritmos de IA y campañas de marketing inicial. </text:p>
      <text:p text:style-name="P40">¿ Cuando consideras que podrías empezar a <text:s/>obtener beneficios?</text:p>
      <text:p text:style-name="P67">Quizás para esta idea sería mucho más complicado, ya que la manera con la cual se obtendría beneficios sería mediante suscripciones mensuales y no se suele sacar mucho beneficio a no ser que tengas una cantidad enorme de usuarios. Por lo cual quizás a partir de 3 años.</text:p>
      <text:list xml:id="list110206481065007" text:continue-numbering="true" text:style-name="WWNum1">
        <text:list-item>
          <text:list>
            <text:list-header>
              <text:p text:style-name="P38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64">Marketing digital en plataformas como LinkedIn, redes sociales y colaboraciones con influencers en productividad. <text:s/><text:span text:style-name="T13">Quizás unos 3.000 € al año.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1" text:outline-level="1"><text:bookmark-start text:name="__RefHeading___Toc752_1004489991"/><text:soft-page-break/>5. Plataforma de colaboración para programadores<text:bookmark-end text:name="__RefHeading___Toc752_1004489991"/></text:h>
      <text:list xml:id="list110207509066858" text:continue-numbering="true" text:style-name="WWNum1">
        <text:list-item>
          <text:list>
            <text:list-header>
              <text:p text:style-name="P59"><text:span text:style-name="T1">La actividad/ producto que se va a vender¿ qué actividad vas a realizar?¿ qué productos <text:s/>va a vender?</text:span></text:p>
              <text:p text:style-name="P71"><text:span text:style-name="T14">S</text:span>ería crear una plataforma online para programadores de distintas especialidades para que puedan compartir sus proyectos personales y puedan contactar con otros programadores para crear una retroalimentación de conocimientos y también puedan crear colaboración con sus proyectos. La plataforma también crearía de vez en cuando hackathons de manera online para que los usuarios puedan perfeccionar sus conocimientos y puedan mejorar sus habilidades de trabajo en equipo.</text:p>
              <text:p text:style-name="P32">El cliente al que va dirigido¿ A quienes le vas a vender el producto? ¡ Están dispuestos a pagar por ello?</text:p>
              <text:p text:style-name="P32"><text:span text:style-name="T6">Desarrolladores de software de diferentes niveles (desde principiantes hasta profesionales) que quieren colaborar en proyectos fuera de su trabajo habitual o estudios. Está dirigido a personas que quieren aprender más sobre otras áreas de la programación, desarrollar proyectos de código abierto, o simplemente colaborar con otros sin presiones comerciales. Los usuarios están dispuestos a dedicar tiempo a proyectos personales, aprender y colaborar sin la intención de generar dinero inicialmente. </text:span></text:p>
              <text:p text:style-name="P32"><text:span text:style-name="T6"/></text:p>
              <text:p text:style-name="P32">La necesidad que cubre¿ qué problema está resolviendo?¿ que necesidad cubre de los clientes?</text:p>
              <text:p text:style-name="P51">Cubre la necesidad de conectar programadores con diferentes habilidades que desean colaborar en proyectos sin necesidad de monetización, algo más comunitario y experimental. También resuelve el problema de encontrar personas con las habilidades específicas para completar un proyecto (ej: un experto en frontend buscando a un especialista en bases de datos o en machine learning). Es una plataforma más enfocada en <text:span text:style-name="Strong_20_Emphasis"><text:span text:style-name="T9">compartir conocimiento, proyectos y aprender</text:span></text:span>. </text:p>
              <text:p text:style-name="P32">La propuesta de valor <text:s/>¿ que ofreces para que te compen a ti?¿ en que te vas a diferenciar de la competencia?</text:p>
            </text:list-header>
          </text:list>
        </text:list-item>
      </text:list>
      <text:p text:style-name="P74">Se diferencia de otras plataformas porque no está enfocada en freelancing ni contratación laboral, sino en proyectos colaborativos para crecimiento personal o académico. El enfoque es crear una <text:span text:style-name="Strong_20_Emphasis"><text:span text:style-name="T9">comunidad</text:span></text:span> de programadores que compartan conocimientos y trabajen juntos de forma desinteresada. <text:s/><text:span text:style-name="T15">También sería una buena oportunidad de compartir esos proyectos en los que has colaborado en tu CV.</text:span></text:p>
      <text:list xml:id="list110206396246699" text:continue-numbering="true" text:style-name="WWNum1">
        <text:list-item>
          <text:list>
            <text:list-header>
              <text:p text:style-name="P32">Objetivos <text:s/>a 1 año</text:p>
            </text:list-header>
          </text:list>
        </text:list-item>
      </text:list>
      <text:p text:style-name="P70">Alcanzar una base de 3,000 usuarios registrados, con al menos 500 proyectos compartidos en la plataforma. </text:p>
      <text:p text:style-name="P34">Objetivos a más de 1 año.</text:p>
      <text:p text:style-name="P70">Convertir <text:span text:style-name="Strong_20_Emphasis"><text:span text:style-name="T10">la plataforma</text:span></text:span> en una comunidad reconocida entre programadores, con integración de más herramientas de colaboración. </text:p>
      <text:p text:style-name="P34"><text:soft-page-break/>El interés personal <text:s/>o la ilusión en ese proyecto</text:p>
      <text:p text:style-name="P56">Crear una comunidad de programadores (que seguramente la mayoría sean amateurs) en el que se pueda crear contactos y seguir aprendiendo.</text:p>
      <text:list xml:id="list110207331987221" text:continue-numbering="true" text:style-name="WWNum1">
        <text:list-item>
          <text:list>
            <text:list-header>
              <text:p text:style-name="P32">¿ Cuántos clientes calculas que pagarían por esta idea?</text:p>
            </text:list-header>
          </text:list>
        </text:list-item>
      </text:list>
      <text:p text:style-name="P77">Aproximadamente 3,000 usuarios en el primer año.</text:p>
      <text:list xml:id="list110206608829843" text:continue-numbering="true" text:style-name="WWNum1">
        <text:list-item>
          <text:list>
            <text:list-header>
              <text:p text:style-name="P39">¿ Con qué recursos humanos dispones para llevar a cabo tu idea?¿ sólo o necesitarías a alguien más? ¿ a cuantos ¿</text:p>
              <text:p text:style-name="P53">Necesitaría un equipo de desarrollo <text:span text:style-name="T15">pequeño al principio </text:span>para la plataforma (desarrolladores backend, frontend, y expertos en UX/UI) y un pequeño equipo para gestionar la comunidad (moderadores y expertos en contenido). </text:p>
              <text:p text:style-name="P39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47"><text:span text:style-name="T15">I</text:span>nversión inicial de 20,000-30,000€ para desarrollar la plataforma, crear una interfaz amigable y lanzar una campaña de marketing. Posible financiación mediante crowdfunding o buscar patrocinadores relacionados con la tecnología y el desarrollo de software, como bootcamps o empresas tecnológicas que quieran apoyar el desarrollo de talento. </text:p>
      <text:p text:style-name="P47"/>
      <text:p text:style-name="P41">¿ Cuando consideras que podrías empezar a <text:s/>obtener beneficios?</text:p>
      <text:p text:style-name="P69">Quizás para esta idea sería mucho más complicado, ya que la manera con la cual se obtendría beneficios sería mediante suscripciones mensuales y no se suele sacar mucho beneficio a no ser que tengas una cantidad enorme de usuarios. Por lo cual quizás a partir de 3 años.</text:p>
      <text:list xml:id="list110206519677398" text:continue-numbering="true" text:style-name="WWNum1">
        <text:list-item>
          <text:list>
            <text:list-header>
              <text:p text:style-name="P39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65">Publicidad en redes sociales especializadas (LinkedIn, GitHub, Reddit), eventos de tecnología (hackathons, meetups) y colaboraciones con influencers del mundo de la programación y la educación. <text:span text:style-name="T15">4.000€ al año aprox.</text:span></text:p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fo:font-weight="bold" officeooo:rsid="0008b36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1T15:24:00</meta:creation-date>
    <meta:initial-creator>Mónica</meta:initial-creator>
    <dc:language>es-ES</dc:language>
    <dc:date>2024-10-14T11:02:05.888000000</dc:date>
    <meta:editing-cycles>9</meta:editing-cycles>
    <meta:editing-duration>PT25M13S</meta:editing-duration>
    <meta:generator>LibreOffice/7.1.2.2$Windows_X86_64 LibreOffice_project/8a45595d069ef5570103caea1b71cc9d82b2aae4</meta:generator>
    <meta:document-statistic meta:table-count="0" meta:image-count="0" meta:object-count="0" meta:page-count="12" meta:paragraph-count="154" meta:word-count="2997" meta:character-count="18881" meta:non-whitespace-character-count="15981"/>
    <meta:user-defined meta:name="AppVersion">15.0000</meta:user-defined>
    <meta:template xlink:type="simple" xlink:actuate="onRequest" xlink:title="Normal" xlink:href=""/>
  </office:meta>
</office:document-meta>
</file>